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Actividad n.18</text:p>
      <text:p text:style-name="Normal"/>
      <text:p text:style-name="Normal"/>
      <text:p text:style-name="Normal"><draw:frame draw:style-name="a0" draw:name="Imagen 1" text:anchor-type="as-char" svg:x="0in" svg:y="0in" svg:width="5.89583in" svg:height="6.85417in" style:rel-width="scale" style:rel-height="scale"><draw:image xlink:href="media/image1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ubenisb</meta:initial-creator>
    <dc:creator>rubenisb</dc:creator>
    <meta:creation-date>2019-11-07T03:32:00Z</meta:creation-date>
    <dc:date>2019-11-07T03:34:00Z</dc:date>
    <meta:template xlink:href="Normal" xlink:type="simple"/>
    <meta:editing-cycles>1</meta:editing-cycles>
    <meta:editing-duration>PT120S</meta:editing-duration>
    <meta:document-statistic meta:page-count="1" meta:paragraph-count="1" meta:word-count="3" meta:character-count="19" meta:row-count="1" meta:non-whitespace-character-count="17"/>
  </office:meta>
</office:document-meta>
</file>